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67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35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7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>
            <text:p>INGRESOS (S/.)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>
            <text:p>equipos </text:p>
          </table:table-cell>
          <table:table-cell table:style-name="ce1" office:value-type="string">
            <text:p>inscripcion</text:p>
          </table:table-cell>
          <table:table-cell table:style-name="ce1" office:value-type="string">
            <text:p>subtotal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table:formula="of:=[.B3]*[.C3]" office:value-type="float" office:value="480">
            <text:p>48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table:style-name="ce1" office:value-type="string">
            <text:p>participantes</text:p>
          </table:table-cell>
          <table:table-cell table:style-name="ce1" office:value-type="string">
            <text:p>horas de torneo</text:p>
          </table:table-cell>
          <table:table-cell table:number-columns-repeated="6"/>
        </table:table-row>
        <table:table-row table:style-name="ro2">
          <table:table-cell/>
          <table:table-cell table:formula="of:=[.B3]*5" office:value-type="float" office:value="80">
            <text:p>80</text:p>
          </table:table-cell>
          <table:table-cell office:value-type="float" office:value="5">
            <text:p>5</text:p>
          </table:table-cell>
          <table:table-cell table:formula="of:=[.B7]*[.C7]" office:value-type="float" office:value="400">
            <text:p>400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total</text:p>
          </table:table-cell>
          <table:table-cell table:style-name="ce1" table:formula="of:=SUM([.D3:.D7])" office:value-type="float" office:value="880">
            <text:p>880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GASTOS (S/.)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/>
          <table:table-cell table:style-name="ce1" office:value-type="string">
            <text:p>Cabinas juegos</text:p>
          </table:table-cell>
          <table:table-cell table:style-name="ce1" office:value-type="string">
            <text:p>Cabina observer</text:p>
          </table:table-cell>
          <table:table-cell table:number-columns-repeated="6"/>
        </table:table-row>
        <table:table-row table:style-name="ro2">
          <table:table-cell/>
          <table:table-cell table:formula="of:=80*1" office:value-type="float" office:value="80">
            <text:p>80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2">
          <table:table-cell/>
          <table:table-cell table:formula="of:=40*3" office:value-type="float" office:value="120">
            <text:p>120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2">
          <table:table-cell/>
          <table:table-cell table:formula="of:=20*3" office:value-type="float" office:value="60">
            <text:p>60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2">
          <table:table-cell/>
          <table:table-cell table:formula="of:=10*5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2">
          <table:table-cell/>
          <table:table-cell table:formula="of:=SUM([.B14:.B17])" office:value-type="float" office:value="310">
            <text:p>310</text:p>
          </table:table-cell>
          <table:table-cell table:formula="of:=SUM([.C14:.C17])*2" office:value-type="float" office:value="62">
            <text:p>62</text:p>
          </table:table-cell>
          <table:table-cell table:formula="of:=SUM([.B18:.C18])" office:value-type="float" office:value="372">
            <text:p>372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office:value-type="string">
            <text:p>Cabinas </text:p>
          </table:table-cell>
          <table:table-cell table:style-name="ce1" office:value-type="float" office:value="372">
            <text:p>37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Premio</text:p>
          </table:table-cell>
          <table:table-cell table:style-name="ce1" office:value-type="float" office:value="300">
            <text:p>300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total</text:p>
          </table:table-cell>
          <table:table-cell table:style-name="ce1" table:formula="of:=SUM([.D19:.D21])" office:value-type="float" office:value="672">
            <text:p>672</text:p>
          </table:table-cell>
          <table:table-cell table:number-columns-repeated="5"/>
        </table:table-row>
        <table:table-row table:style-name="ro2">
          <table:table-cell table:number-columns-repeated="9"/>
        </table:table-row>
        <table:table-row table:style-name="ro2">
          <table:table-cell table:number-columns-repeated="2"/>
          <table:table-cell table:style-name="ce1" office:value-type="string">
            <text:p>GANANCIA</text:p>
          </table:table-cell>
          <table:table-cell table:style-name="ce1" table:formula="of:=[.D9]-[.D23]" office:value-type="float" office:value="208">
            <text:p>208</text:p>
          </table:table-cell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bina17 </meta:initial-creator>
    <meta:creation-date>2012-09-13T21:18:02</meta:creation-date>
    <dc:date>2012-09-18T20:55:40</dc:date>
    <dc:creator>Cabina17 </dc:creator>
    <meta:editing-duration>PT5M28S</meta:editing-duration>
    <meta:editing-cycles>6</meta:editing-cycles>
    <meta:generator>LibreOffice/3.5$Linux_x86 LibreOffice_project/350m1$Build-2</meta:generator>
    <meta:document-statistic meta:table-count="3" meta:cell-count="36" meta:object-count="0"/>
  </office:meta>
</office:document-meta>
</file>